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paragraph-rsid="0001a36e"/>
    </style:style>
    <style:style style:name="P2" style:family="paragraph" style:parent-style-name="Standard" style:list-style-name="L1">
      <style:paragraph-properties fo:line-height="150%"/>
      <style:text-properties officeooo:rsid="0001a36e" officeooo:paragraph-rsid="0001a36e"/>
    </style:style>
    <style:style style:name="P3" style:family="paragraph" style:parent-style-name="Standard" style:list-style-name="L1">
      <style:paragraph-properties fo:line-height="150%"/>
      <style:text-properties officeooo:rsid="0001a36e" officeooo:paragraph-rsid="0003822d"/>
    </style:style>
    <style:style style:name="P4" style:family="paragraph" style:parent-style-name="Standard">
      <style:text-properties officeooo:rsid="0001a36e" officeooo:paragraph-rsid="0001a36e"/>
    </style:style>
    <style:style style:name="P5" style:family="paragraph" style:parent-style-name="Standard">
      <style:text-properties fo:font-weight="bold" officeooo:rsid="0001a36e" officeooo:paragraph-rsid="0001a36e" style:font-weight-asian="bold" style:font-weight-complex="bold"/>
    </style:style>
    <style:style style:name="P6" style:family="paragraph" style:parent-style-name="Standard" style:list-style-name="L1">
      <style:paragraph-properties fo:line-height="150%"/>
      <style:text-properties officeooo:rsid="0003822d" officeooo:paragraph-rsid="0003822d"/>
    </style:style>
    <style:style style:name="T1" style:family="text">
      <style:text-properties officeooo:rsid="0001a36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mportant links for User interfaces :</text:p>
      <text:p text:style-name="P4"/>
      <text:list xml:id="list566759597755907500" text:style-name="L1">
        <text:list-item>
          <text:p text:style-name="P6">Home Page : <text:a xlink:type="simple" xlink:href="https://youtu.be/zcnT-3F-9JA" text:style-name="Internet_20_link" text:visited-style-name="Visited_20_Internet_20_Link">https://youtu.be/zcnT-3F-9JA</text:a></text:p>
        </text:list-item>
        <text:list-item>
          <text:p text:style-name="P1"><text:span text:style-name="T1">Searching : </text:span><text:a xlink:type="simple" xlink:href="https://www.youtube.com/watch?v=g4AeV2B-EU0" text:style-name="Internet_20_link" text:visited-style-name="Visited_20_Internet_20_Link"><text:span text:style-name="T1">https://www.youtube.com/watch?v=g4AeV2B-EU0</text:span></text:a></text:p>
        </text:list-item>
        <text:list-item>
          <text:p text:style-name="P3">User Profile : </text:p>
        </text:list-item>
        <text:list-item>
          <text:p text:style-name="P2">Login : </text:p>
        </text:list-item>
        <text:list-item>
          <text:p text:style-name="P2">Registration : </text:p>
        </text:list-item>
        <text:list-item>
          <text:p text:style-name="P2">Displaying Flat Details : </text:p>
        </text:list-item>
        <text:list-item>
          <text:p text:style-name="P2">Notification Display :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7:43.076237273</meta:creation-date>
    <dc:date>2018-03-17T19:16:30.104517934</dc:date>
    <meta:editing-duration>PT6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5" meta:character-count="226" meta:non-whitespace-character-count="203"/>
  </office:meta>
</office:document-meta>
</file>